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 office:value-type="float" office:value="10962" calcext:value-type="float">
            <text:p>10962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 office:value-type="float" office:value="11819" calcext:value-type="float">
            <text:p>118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 office:value-type="float" office:value="12134" calcext:value-type="float">
            <text:p>1213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 office:value-type="float" office:value="12648" calcext:value-type="float">
            <text:p>12648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 office:value-type="float" office:value="15746" calcext:value-type="float">
            <text:p>15746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14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13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19:00:56.18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2-23T19:03:45.086000000</dc:date>
    <meta:editing-duration>PT18H45M21S</meta:editing-duration>
    <meta:editing-cycles>273</meta:editing-cycles>
    <meta:generator>LibreOffice/7.2.5.2$Windows_X86_64 LibreOffice_project/499f9727c189e6ef3471021d6132d4c694f357e5</meta:generator>
    <meta:document-statistic meta:table-count="1" meta:cell-count="6562" meta:object-count="0"/>
  </office:meta>
</office:document-meta>
</file>